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ad(Mpps)</text:p>
          </table:table-cell>
          <table:table-cell office:value-type="string" calcext:value-type="string">
            <text:p>Latency(ns)</text:p>
          </table:table-cell>
          <table:table-cell office:value-type="string" calcext:value-type="string">
            <text:p>Drop Rate</text:p>
          </table:table-cell>
          <table:table-cell office:value-type="string" calcext:value-type="string">
            <text:p>Throughput(Mpp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2831" calcext:value-type="float">
            <text:p>1002831</text:p>
          </table:table-cell>
          <table:table-cell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58631" calcext:value-type="float">
            <text:p>458631</text:p>
          </table:table-cell>
          <table:table-cell/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64607" calcext:value-type="float">
            <text:p>64607</text:p>
          </table:table-cell>
          <table:table-cell/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50546" calcext:value-type="float">
            <text:p>50546</text:p>
          </table:table-cell>
          <table:table-cell/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43636" calcext:value-type="float">
            <text:p>43636</text:p>
          </table:table-cell>
          <table:table-cell/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7463" calcext:value-type="float">
            <text:p>37463</text:p>
          </table:table-cell>
          <table:table-cell/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34669" calcext:value-type="float">
            <text:p>34669</text:p>
          </table:table-cell>
          <table:table-cell/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6605" calcext:value-type="float">
            <text:p>36605</text:p>
          </table:table-cell>
          <table:table-cell/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42683" calcext:value-type="float">
            <text:p>42683</text:p>
          </table:table-cell>
          <table:table-cell/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54005" calcext:value-type="float">
            <text:p>54005</text:p>
          </table:table-cell>
          <table:table-cell/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73184" calcext:value-type="float">
            <text:p>7318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88227" calcext:value-type="float">
            <text:p>8822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88481" calcext:value-type="float">
            <text:p>88481</text:p>
          </table:table-cell>
          <table:table-cell/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85247" calcext:value-type="float">
            <text:p>85247</text:p>
          </table:table-cell>
          <table:table-cell/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85538" calcext:value-type="float">
            <text:p>85538</text:p>
          </table:table-cell>
          <table:table-cell/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101488" calcext:value-type="float">
            <text:p>101488</text:p>
          </table:table-cell>
          <table:table-cell/>
          <table:table-cell office:value-type="float" office:value="8.13" calcext:value-type="float">
            <text:p>8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13:35:45.006946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00:40.587300728</meta:creation-date>
    <dc:date>2019-05-25T14:21:36.807482927</dc:date>
    <meta:editing-duration>PT28M12S</meta:editing-duration>
    <meta:editing-cycles>2</meta:editing-cycles>
    <meta:generator>LibreOffice/5.1.6.2$Linux_X86_64 LibreOffice_project/10m0$Build-2</meta:generator>
    <meta:document-statistic meta:table-count="1" meta:cell-count="52" meta:object-count="0"/>
  </office:meta>
</office:document-meta>
</file>